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2" style:family="table">
      <style:table-properties style:width="14.48cm" fo:margin-left="2.521cm" table:align="left"/>
    </style:style>
    <style:style style:name="Tabelle2.A" style:family="table-column">
      <style:table-column-properties style:column-width="7.241cm"/>
    </style:style>
    <style:style style:name="Tabelle2.B" style:family="table-column">
      <style:table-column-properties style:column-width="7.239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3.404cm" style:rel-column-width="13123*"/>
    </style:style>
    <style:style style:name="Tabelle1.B" style:family="table-column">
      <style:table-column-properties style:column-width="3.399cm" style:rel-column-width="13102*"/>
    </style:style>
    <style:style style:name="Tabelle1.E" style:family="table-column">
      <style:table-column-properties style:column-width="3.399cm" style:rel-column-width="13106*"/>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Ubuntu" fo:font-size="20pt" officeooo:rsid="0000707e" officeooo:paragraph-rsid="0000707e" style:font-size-asian="17.5pt" style:font-size-complex="20pt"/>
    </style:style>
    <style:style style:name="P2" style:family="paragraph" style:parent-style-name="Standard">
      <style:paragraph-properties fo:text-align="start" style:justify-single-word="false"/>
      <style:text-properties style:font-name="Ubuntu" fo:font-size="15pt" officeooo:rsid="0000707e" officeooo:paragraph-rsid="0000707e" style:font-size-asian="13.1000003814697pt" style:font-size-complex="15pt"/>
    </style:style>
    <style:style style:name="P3" style:family="paragraph" style:parent-style-name="Standard">
      <style:paragraph-properties fo:margin-left="1.251cm" fo:margin-right="0cm" fo:text-align="start" style:justify-single-word="false" fo:text-indent="0cm" style:auto-text-indent="false"/>
      <style:text-properties style:font-name="Ubuntu" fo:font-size="12pt" officeooo:rsid="0000707e" officeooo:paragraph-rsid="0000707e" style:font-size-asian="10.5pt" style:font-size-complex="12pt"/>
    </style:style>
    <style:style style:name="P4" style:family="paragraph" style:parent-style-name="Standard">
      <style:paragraph-properties fo:margin-left="1.251cm" fo:margin-right="0cm" fo:text-align="start" style:justify-single-word="false" fo:text-indent="0cm" style:auto-text-indent="false"/>
      <style:text-properties style:font-name="Ubuntu" fo:font-size="12pt" officeooo:rsid="0000b21e" officeooo:paragraph-rsid="0000b21e" style:font-size-asian="10.5pt" style:font-size-complex="12pt"/>
    </style:style>
    <style:style style:name="P5" style:family="paragraph" style:parent-style-name="Standard">
      <style:paragraph-properties fo:margin-left="1.251cm" fo:margin-right="0cm" fo:text-align="start" style:justify-single-word="false" fo:text-indent="0cm" style:auto-text-indent="false"/>
      <style:text-properties style:font-name="Ubuntu" fo:font-size="12pt" officeooo:rsid="000a68ee" officeooo:paragraph-rsid="000a68ee" style:font-size-asian="10.5pt" style:font-size-complex="12pt"/>
    </style:style>
    <style:style style:name="P6" style:family="paragraph" style:parent-style-name="Standard">
      <style:paragraph-properties fo:margin-left="1.251cm" fo:margin-right="0cm" fo:text-align="start" style:justify-single-word="false" fo:text-indent="0cm" style:auto-text-indent="false"/>
      <style:text-properties style:font-name="Ubuntu" fo:font-size="12pt" officeooo:rsid="000b42eb" officeooo:paragraph-rsid="000b42eb" style:font-size-asian="10.5pt" style:font-size-complex="12pt"/>
    </style:style>
    <style:style style:name="P7" style:family="paragraph" style:parent-style-name="Standard">
      <style:paragraph-properties fo:margin-left="1.251cm" fo:margin-right="0cm" fo:text-align="start" style:justify-single-word="false" fo:text-indent="0cm" style:auto-text-indent="false"/>
      <style:text-properties style:font-name="Ubuntu" fo:font-size="12pt" officeooo:rsid="000ccc90" officeooo:paragraph-rsid="000ccc90" style:font-size-asian="10.5pt" style:font-size-complex="12pt"/>
    </style:style>
    <style:style style:name="P8" style:family="paragraph" style:parent-style-name="Standard">
      <style:paragraph-properties fo:margin-left="1.251cm" fo:margin-right="0cm" fo:text-align="start" style:justify-single-word="false" fo:text-indent="0cm" style:auto-text-indent="false"/>
      <style:text-properties style:font-name="Ubuntu" fo:font-size="12pt" officeooo:rsid="000deeb0" officeooo:paragraph-rsid="000deeb0" style:font-size-asian="10.5pt" style:font-size-complex="12pt"/>
    </style:style>
    <style:style style:name="P9" style:family="paragraph" style:parent-style-name="Standard">
      <style:paragraph-properties fo:margin-left="1.251cm" fo:margin-right="0cm" fo:text-align="start" style:justify-single-word="false" fo:text-indent="0cm" style:auto-text-indent="false"/>
      <style:text-properties style:font-name="Ubuntu" fo:font-size="12pt" officeooo:rsid="00113dd4" officeooo:paragraph-rsid="00113dd4" style:font-size-asian="10.5pt" style:font-size-complex="12pt"/>
    </style:style>
    <style:style style:name="P10" style:family="paragraph" style:parent-style-name="Standard">
      <style:paragraph-properties fo:margin-left="1.251cm" fo:margin-right="0cm" fo:text-align="start" style:justify-single-word="false" fo:text-indent="0cm" style:auto-text-indent="false"/>
      <style:text-properties style:font-name="Ubuntu" fo:font-size="12pt" officeooo:rsid="0012cd2e" officeooo:paragraph-rsid="0012cd2e" style:font-size-asian="10.5pt" style:font-size-complex="12pt"/>
    </style:style>
    <style:style style:name="P11" style:family="paragraph" style:parent-style-name="Standard">
      <style:paragraph-properties fo:margin-left="1.251cm" fo:margin-right="0cm" fo:text-align="start" style:justify-single-word="false" fo:text-indent="0cm" style:auto-text-indent="false"/>
      <style:text-properties style:font-name="Ubuntu" fo:font-size="12pt" officeooo:rsid="0013416a" officeooo:paragraph-rsid="0013416a" style:font-size-asian="10.5pt" style:font-size-complex="12pt"/>
    </style:style>
    <style:style style:name="P12" style:family="paragraph" style:parent-style-name="Standard">
      <style:paragraph-properties fo:margin-left="1.251cm" fo:margin-right="0cm" fo:text-align="start" style:justify-single-word="false" fo:text-indent="0cm" style:auto-text-indent="false"/>
      <style:text-properties style:font-name="Ubuntu" fo:font-size="12pt" officeooo:rsid="0013c67b" officeooo:paragraph-rsid="0013c67b" style:font-size-asian="10.5pt" style:font-size-complex="12pt"/>
    </style:style>
    <style:style style:name="P13" style:family="paragraph" style:parent-style-name="Standard">
      <style:paragraph-properties fo:margin-left="0cm" fo:margin-right="0cm" fo:text-align="start" style:justify-single-word="false" fo:text-indent="0cm" style:auto-text-indent="false"/>
      <style:text-properties style:font-name="Ubuntu" fo:font-size="12pt" officeooo:rsid="0000b21e" officeooo:paragraph-rsid="0000b21e" style:font-size-asian="10.5pt" style:font-size-complex="12pt"/>
    </style:style>
    <style:style style:name="P14" style:family="paragraph" style:parent-style-name="Standard">
      <style:paragraph-properties fo:margin-left="0cm" fo:margin-right="0cm" fo:text-align="start" style:justify-single-word="false" fo:text-indent="0cm" style:auto-text-indent="false"/>
      <style:text-properties style:font-name="Ubuntu" fo:font-size="12pt" officeooo:rsid="00020fd9" officeooo:paragraph-rsid="00020fd9" style:font-size-asian="10.5pt" style:font-size-complex="12pt"/>
    </style:style>
    <style:style style:name="P15" style:family="paragraph" style:parent-style-name="Standard">
      <style:paragraph-properties fo:margin-left="0cm" fo:margin-right="0cm" fo:text-align="start" style:justify-single-word="false" fo:text-indent="0cm" style:auto-text-indent="false"/>
      <style:text-properties style:font-name="Ubuntu" fo:font-size="12pt" officeooo:rsid="0008d567" officeooo:paragraph-rsid="0008d567" style:font-size-asian="10.5pt" style:font-size-complex="12pt"/>
    </style:style>
    <style:style style:name="P16" style:family="paragraph" style:parent-style-name="Standard">
      <style:paragraph-properties fo:margin-left="0cm" fo:margin-right="0cm" fo:text-align="start" style:justify-single-word="false" fo:text-indent="0cm" style:auto-text-indent="false"/>
      <style:text-properties style:font-name="Ubuntu" fo:font-size="12pt" officeooo:rsid="000a68ee" officeooo:paragraph-rsid="000a68ee" style:font-size-asian="10.5pt" style:font-size-complex="12pt"/>
    </style:style>
    <style:style style:name="P17" style:family="paragraph" style:parent-style-name="Standard">
      <style:paragraph-properties fo:margin-left="0cm" fo:margin-right="0cm" fo:text-align="start" style:justify-single-word="false" fo:text-indent="0cm" style:auto-text-indent="false"/>
      <style:text-properties style:font-name="Ubuntu" fo:font-size="12pt" officeooo:rsid="000ccc90" officeooo:paragraph-rsid="000ccc90" style:font-size-asian="10.5pt" style:font-size-complex="12pt"/>
    </style:style>
    <style:style style:name="P18" style:family="paragraph" style:parent-style-name="Standard">
      <style:paragraph-properties fo:margin-left="0cm" fo:margin-right="0cm" fo:text-align="start" style:justify-single-word="false" fo:text-indent="0cm" style:auto-text-indent="false"/>
      <style:text-properties style:font-name="Ubuntu" fo:font-size="12pt" officeooo:rsid="000deeb0" officeooo:paragraph-rsid="000deeb0" style:font-size-asian="10.5pt" style:font-size-complex="12pt"/>
    </style:style>
    <style:style style:name="P19" style:family="paragraph" style:parent-style-name="Standard">
      <style:paragraph-properties fo:margin-left="0cm" fo:margin-right="0cm" fo:text-align="start" style:justify-single-word="false" fo:text-indent="0cm" style:auto-text-indent="false"/>
      <style:text-properties style:font-name="Ubuntu" fo:font-size="12pt" officeooo:rsid="00113dd4" officeooo:paragraph-rsid="00113dd4" style:font-size-asian="10.5pt" style:font-size-complex="12pt"/>
    </style:style>
    <style:style style:name="P20" style:family="paragraph" style:parent-style-name="Standard">
      <style:paragraph-properties fo:margin-left="0cm" fo:margin-right="0cm" fo:text-align="start" style:justify-single-word="false" fo:text-indent="0cm" style:auto-text-indent="false"/>
      <style:text-properties style:font-name="Ubuntu" fo:font-size="12pt" officeooo:rsid="0013416a" officeooo:paragraph-rsid="0013416a" style:font-size-asian="10.5pt" style:font-size-complex="12pt"/>
    </style:style>
    <style:style style:name="P21" style:family="paragraph" style:parent-style-name="Standard">
      <style:paragraph-properties fo:margin-left="0cm" fo:margin-right="0cm" fo:text-align="start" style:justify-single-word="false" fo:text-indent="0cm" style:auto-text-indent="false"/>
      <style:text-properties style:font-name="Ubuntu" fo:font-size="12pt" officeooo:rsid="0013c67b" officeooo:paragraph-rsid="0013c67b" style:font-size-asian="10.5pt" style:font-size-complex="12pt"/>
    </style:style>
    <style:style style:name="P22" style:family="paragraph" style:parent-style-name="Standard">
      <style:paragraph-properties fo:margin-left="0cm" fo:margin-right="0cm" fo:text-align="start" style:justify-single-word="false" fo:text-indent="0cm" style:auto-text-indent="false"/>
      <style:text-properties style:font-name="Ubuntu" fo:font-size="15pt" officeooo:rsid="0000707e" officeooo:paragraph-rsid="0000707e" style:font-size-asian="13.1000003814697pt" style:font-size-complex="15pt"/>
    </style:style>
    <style:style style:name="P23" style:family="paragraph" style:parent-style-name="Standard">
      <style:paragraph-properties fo:margin-left="0cm" fo:margin-right="0cm" fo:text-align="start" style:justify-single-word="false" fo:text-indent="0cm" style:auto-text-indent="false"/>
      <style:text-properties style:font-name="Ubuntu" fo:font-size="15pt" officeooo:rsid="0000b21e" officeooo:paragraph-rsid="0000b21e" style:font-size-asian="13.1000003814697pt" style:font-size-complex="15pt"/>
    </style:style>
    <style:style style:name="P24" style:family="paragraph" style:parent-style-name="Standard">
      <style:paragraph-properties fo:margin-left="0cm" fo:margin-right="0cm" fo:text-align="start" style:justify-single-word="false" fo:text-indent="0cm" style:auto-text-indent="false"/>
      <style:text-properties style:font-name="Ubuntu" fo:font-size="15pt" officeooo:rsid="0008d567" officeooo:paragraph-rsid="0008d567" style:font-size-asian="15pt" style:font-size-complex="15pt"/>
    </style:style>
    <style:style style:name="P25" style:family="paragraph" style:parent-style-name="Standard">
      <style:paragraph-properties fo:margin-left="0cm" fo:margin-right="0cm" fo:text-align="start" style:justify-single-word="false" fo:text-indent="0cm" style:auto-text-indent="false"/>
      <style:text-properties style:font-name="Ubuntu" fo:font-size="15pt" fo:font-weight="bold" officeooo:rsid="0008d567" officeooo:paragraph-rsid="0008d567" style:font-size-asian="15pt" style:font-weight-asian="bold" style:font-size-complex="15pt" style:font-weight-complex="bold"/>
    </style:style>
    <style:style style:name="P26" style:family="paragraph" style:parent-style-name="Standard">
      <style:paragraph-properties fo:margin-left="0cm" fo:margin-right="0cm" fo:text-align="center" style:justify-single-word="false" fo:text-indent="0cm" style:auto-text-indent="false"/>
      <style:text-properties style:font-name="Ubuntu" fo:font-size="20pt" officeooo:rsid="00020fd9" officeooo:paragraph-rsid="00020fd9" style:font-size-asian="17.5pt" style:font-size-complex="20pt"/>
    </style:style>
    <style:style style:name="P27" style:family="paragraph" style:parent-style-name="Standard">
      <style:paragraph-properties fo:margin-left="0cm" fo:margin-right="0cm" fo:text-align="start" style:justify-single-word="false" fo:text-indent="0cm" style:auto-text-indent="false"/>
      <style:text-properties style:font-name="Ubuntu" fo:font-size="18pt" officeooo:rsid="0008d567" officeooo:paragraph-rsid="0008d567" style:font-size-asian="18pt" style:font-size-complex="18pt"/>
    </style:style>
    <style:style style:name="P28" style:family="paragraph" style:parent-style-name="Standard">
      <style:paragraph-properties fo:margin-left="2.501cm" fo:margin-right="0cm" fo:text-align="start" style:justify-single-word="false" fo:text-indent="0cm" style:auto-text-indent="false"/>
      <style:text-properties style:font-name="Ubuntu" fo:font-size="12pt" officeooo:rsid="000b42eb" officeooo:paragraph-rsid="000b42eb" style:font-size-asian="10.5pt" style:font-size-complex="12pt"/>
    </style:style>
    <style:style style:name="P29" style:family="paragraph" style:parent-style-name="Standard">
      <style:paragraph-properties fo:margin-left="2.501cm" fo:margin-right="0cm" fo:text-align="start" style:justify-single-word="false" fo:text-indent="0cm" style:auto-text-indent="false"/>
      <style:text-properties style:font-name="Ubuntu" fo:font-size="12pt" officeooo:rsid="000ccc90" officeooo:paragraph-rsid="000ccc90" style:font-size-asian="10.5pt" style:font-size-complex="12pt"/>
    </style:style>
    <style:style style:name="P30" style:family="paragraph" style:parent-style-name="Standard">
      <style:paragraph-properties fo:margin-left="2.501cm" fo:margin-right="0cm" fo:text-align="start" style:justify-single-word="false" fo:text-indent="0cm" style:auto-text-indent="false"/>
      <style:text-properties style:font-name="Ubuntu" fo:font-size="12pt" officeooo:rsid="00113dd4" officeooo:paragraph-rsid="00113dd4" style:font-size-asian="10.5pt" style:font-size-complex="12pt"/>
    </style:style>
    <style:style style:name="P31" style:family="paragraph" style:parent-style-name="Standard">
      <style:paragraph-properties fo:margin-left="3.752cm" fo:margin-right="0cm" fo:text-align="start" style:justify-single-word="false" fo:text-indent="0cm" style:auto-text-indent="false"/>
      <style:text-properties style:font-name="Ubuntu" fo:font-size="12pt" officeooo:rsid="000b42eb" officeooo:paragraph-rsid="000b42eb" style:font-size-asian="10.5pt" style:font-size-complex="12pt"/>
    </style:style>
    <style:style style:name="P32" style:family="paragraph" style:parent-style-name="Standard">
      <style:paragraph-properties fo:margin-left="3.752cm" fo:margin-right="0cm" fo:text-align="start" style:justify-single-word="false" fo:text-indent="0cm" style:auto-text-indent="false"/>
      <style:text-properties style:font-name="Ubuntu" fo:font-size="12pt" officeooo:rsid="000a68ee" officeooo:paragraph-rsid="000b42eb" style:font-size-asian="10.5pt" style:font-size-complex="12pt"/>
    </style:style>
    <style:style style:name="P33" style:family="paragraph" style:parent-style-name="Table_20_Contents">
      <style:paragraph-properties fo:text-align="start" style:justify-single-word="false"/>
      <style:text-properties style:font-name="Ubuntu" fo:font-size="12pt" style:font-size-asian="10.5pt" style:font-size-complex="12pt"/>
    </style:style>
    <style:style style:name="P34" style:family="paragraph" style:parent-style-name="Table_20_Contents">
      <style:paragraph-properties fo:text-align="start" style:justify-single-word="false"/>
      <style:text-properties style:font-name="Ubuntu" fo:font-size="12pt" officeooo:paragraph-rsid="0013c67b" style:font-size-asian="10.5pt" style:font-size-complex="12pt"/>
    </style:style>
    <style:style style:name="P35" style:family="paragraph" style:parent-style-name="Table_20_Contents">
      <style:paragraph-properties fo:text-align="start" style:justify-single-word="false"/>
      <style:text-properties style:font-name="Ubuntu" fo:font-size="12pt" officeooo:rsid="00020fd9" officeooo:paragraph-rsid="00020fd9" style:font-size-asian="10.5pt" style:font-size-complex="12pt"/>
    </style:style>
    <style:style style:name="P36" style:family="paragraph" style:parent-style-name="Table_20_Contents">
      <style:paragraph-properties fo:text-align="start" style:justify-single-word="false"/>
      <style:text-properties style:font-name="Ubuntu" fo:font-size="12pt" officeooo:rsid="0002c45d" officeooo:paragraph-rsid="0002c45d" style:font-size-asian="10.5pt" style:font-size-complex="12pt"/>
    </style:style>
    <style:style style:name="P37" style:family="paragraph" style:parent-style-name="Table_20_Contents">
      <style:paragraph-properties fo:text-align="start" style:justify-single-word="false"/>
      <style:text-properties style:font-name="Ubuntu" fo:font-size="12pt" officeooo:rsid="0003d892" officeooo:paragraph-rsid="0003d892" style:font-size-asian="10.5pt" style:font-size-complex="12pt"/>
    </style:style>
    <style:style style:name="P38" style:family="paragraph" style:parent-style-name="Table_20_Contents">
      <style:paragraph-properties fo:text-align="start" style:justify-single-word="false"/>
      <style:text-properties style:font-name="Ubuntu" fo:font-size="12pt" officeooo:rsid="00042c61" officeooo:paragraph-rsid="00042c61" style:font-size-asian="10.5pt" style:font-size-complex="12pt"/>
    </style:style>
    <style:style style:name="P39" style:family="paragraph" style:parent-style-name="Table_20_Contents">
      <style:paragraph-properties fo:text-align="start" style:justify-single-word="false"/>
      <style:text-properties style:font-name="Ubuntu" fo:font-size="12pt" officeooo:rsid="000ccc90" officeooo:paragraph-rsid="000ccc90" style:font-size-asian="10.5pt" style:font-size-complex="12pt"/>
    </style:style>
    <style:style style:name="P40" style:family="paragraph" style:parent-style-name="Table_20_Contents">
      <style:paragraph-properties fo:text-align="start" style:justify-single-word="false"/>
      <style:text-properties style:font-name="Ubuntu" fo:font-size="12pt" officeooo:rsid="0013c67b" officeooo:paragraph-rsid="0013c67b" style:font-size-asian="10.5pt" style:font-size-complex="12pt"/>
    </style:style>
    <style:style style:name="P41" style:family="paragraph" style:parent-style-name="Table_20_Contents">
      <style:paragraph-properties fo:text-align="start" style:justify-single-word="false"/>
      <style:text-properties style:font-name="Ubuntu" fo:font-size="12pt" fo:font-weight="bold" officeooo:rsid="0013c67b" officeooo:paragraph-rsid="0013c67b" style:font-size-asian="10.5pt" style:font-weight-asian="bold" style:font-size-complex="12pt" style:font-weight-complex="bold"/>
    </style:style>
    <style:style style:name="P42" style:family="paragraph" style:parent-style-name="Standard">
      <style:paragraph-properties fo:margin-left="1.251cm" fo:margin-right="0cm" fo:text-align="start" style:justify-single-word="false" fo:text-indent="0cm" style:auto-text-indent="false"/>
      <style:text-properties style:font-name="Ubuntu" fo:font-size="12pt" officeooo:rsid="0000b21e" officeooo:paragraph-rsid="0000b21e" style:font-size-asian="10.5pt" style:font-size-complex="12pt"/>
    </style:style>
    <style:style style:name="P43" style:family="paragraph" style:parent-style-name="Standard">
      <style:paragraph-properties fo:margin-left="1.251cm" fo:margin-right="0cm" fo:text-align="start" style:justify-single-word="false" fo:text-indent="0cm" style:auto-text-indent="false"/>
      <style:text-properties style:font-name="Ubuntu" fo:font-size="12pt" officeooo:rsid="001843c2" officeooo:paragraph-rsid="001843c2" style:font-size-asian="10.5pt" style:font-size-complex="12pt"/>
    </style:style>
    <style:style style:name="P44" style:family="paragraph" style:parent-style-name="Standard">
      <style:paragraph-properties fo:margin-left="2.501cm" fo:margin-right="0cm" fo:text-align="start" style:justify-single-word="false" fo:text-indent="0cm" style:auto-text-indent="false"/>
      <style:text-properties style:font-name="Ubuntu" fo:font-size="12pt" officeooo:rsid="001843c2" officeooo:paragraph-rsid="001843c2" style:font-size-asian="10.5pt" style:font-size-complex="12pt"/>
    </style:style>
    <style:style style:name="P45" style:family="paragraph" style:parent-style-name="Standard">
      <style:paragraph-properties fo:margin-left="0cm" fo:margin-right="0cm" fo:text-align="start" style:justify-single-word="false" fo:text-indent="0cm" style:auto-text-indent="false"/>
      <style:text-properties style:font-name="Ubuntu" fo:font-size="12pt" officeooo:rsid="00020fd9" officeooo:paragraph-rsid="00020fd9" style:font-size-asian="10.5pt" style:font-size-complex="12pt"/>
    </style:style>
    <style:style style:name="P46" style:family="paragraph" style:parent-style-name="Standard">
      <style:paragraph-properties fo:margin-left="0cm" fo:margin-right="0cm" fo:text-align="start" style:justify-single-word="false" fo:text-indent="0cm" style:auto-text-indent="false"/>
      <style:text-properties style:font-name="Ubuntu" fo:font-size="12pt" officeooo:rsid="001843c2" officeooo:paragraph-rsid="001843c2" style:font-size-asian="10.5pt" style:font-size-complex="12pt"/>
    </style:style>
    <style:style style:name="P47" style:family="paragraph" style:parent-style-name="Standard">
      <style:paragraph-properties fo:margin-left="0cm" fo:margin-right="0cm" fo:text-align="start" style:justify-single-word="false" fo:text-indent="0cm" style:auto-text-indent="false"/>
      <style:text-properties style:font-name="Ubuntu" fo:font-size="12pt" officeooo:rsid="0019d27e" officeooo:paragraph-rsid="001843c2" style:font-size-asian="10.5pt" style:font-size-complex="12pt"/>
    </style:style>
    <style:style style:name="P48" style:family="paragraph" style:parent-style-name="Standard">
      <style:paragraph-properties fo:margin-left="0cm" fo:margin-right="0cm" fo:text-align="start" style:justify-single-word="false" fo:text-indent="0cm" style:auto-text-indent="false"/>
      <style:text-properties style:font-name="Ubuntu" fo:font-size="12pt" officeooo:rsid="0019d27e" officeooo:paragraph-rsid="0019d27e" style:font-size-asian="10.5pt" style:font-size-complex="12pt"/>
    </style:style>
    <style:style style:name="P49" style:family="paragraph" style:parent-style-name="Standard">
      <style:paragraph-properties fo:margin-left="0cm" fo:margin-right="0cm" fo:text-align="start" style:justify-single-word="false" fo:text-indent="0cm" style:auto-text-indent="false"/>
      <style:text-properties officeooo:paragraph-rsid="0019d27e"/>
    </style:style>
    <style:style style:name="P50" style:family="paragraph" style:parent-style-name="Standard">
      <style:paragraph-properties fo:margin-left="1.251cm" fo:margin-right="0cm" fo:text-align="start" style:justify-single-word="false" fo:text-indent="0cm" style:auto-text-indent="false"/>
      <style:text-properties style:font-name="Ubuntu" fo:font-size="12pt" officeooo:rsid="001843c2" officeooo:paragraph-rsid="001843c2" style:font-size-asian="10.5pt" style:font-size-complex="12pt"/>
    </style:style>
    <style:style style:name="P51" style:family="paragraph" style:parent-style-name="Standard">
      <style:paragraph-properties fo:margin-left="1.251cm" fo:margin-right="0cm" fo:text-align="start" style:justify-single-word="false" fo:text-indent="0cm" style:auto-text-indent="false"/>
      <style:text-properties style:font-name="Ubuntu" fo:font-size="12pt" officeooo:rsid="0019d27e" officeooo:paragraph-rsid="0019d27e" style:font-size-asian="10.5pt" style:font-size-complex="12pt"/>
    </style:style>
    <style:style style:name="P52" style:family="paragraph" style:parent-style-name="Standard">
      <style:paragraph-properties fo:margin-left="1.251cm" fo:margin-right="0cm" fo:text-align="start" style:justify-single-word="false" fo:text-indent="0cm" style:auto-text-indent="false"/>
      <style:text-properties style:font-name="Ubuntu" fo:font-size="12pt" officeooo:rsid="001af4dd" officeooo:paragraph-rsid="001af4dd" style:font-size-asian="10.5pt" style:font-size-complex="12pt"/>
    </style:style>
    <style:style style:name="T1" style:family="text">
      <style:text-properties officeooo:rsid="000b42eb"/>
    </style:style>
    <style:style style:name="T2" style:family="text">
      <style:text-properties officeooo:rsid="000ccc90"/>
    </style:style>
    <style:style style:name="T3" style:family="text">
      <style:text-properties fo:font-weight="bold" style:font-weight-asian="bold" style:font-weight-complex="bold"/>
    </style:style>
    <style:style style:name="T4" style:family="text">
      <style:text-properties officeooo:rsid="0013c67b"/>
    </style:style>
    <style:style style:name="T5" style:family="text">
      <style:text-properties fo:font-size="15pt" officeooo:rsid="001843c2" style:font-size-asian="13.1000003814697pt" style:font-size-complex="15pt"/>
    </style:style>
    <style:style style:name="T6" style:family="text">
      <style:text-properties style:font-name="Ubuntu" fo:font-size="12pt" officeooo:rsid="0019d27e" style:font-size-asian="10.5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irtschaftsklausur</text:p>
      <text:p text:style-name="P1"/>
      <text:p text:style-name="P2">Marketing Mix</text:p>
      <text:p text:style-name="P3">Produktpolitik</text:p>
      <text:p text:style-name="P3">Distributionspolitik</text:p>
      <text:p text:style-name="P3">Kommunikationspolitik</text:p>
      <text:p text:style-name="P3">Preispolitik</text:p>
      <text:p text:style-name="P3"/>
      <text:p text:style-name="P22">betrieblicher Leistungsprozess</text:p>
      <text:p text:style-name="P4">Beschaffung!</text:p>
      <text:p text:style-name="P43">Produktion</text:p>
      <text:p text:style-name="P44">- Digitalisierung und KI</text:p>
      <text:p text:style-name="P44">- Nachaltigkeit</text:p>
      <text:p text:style-name="P43">Absatz</text:p>
      <text:p text:style-name="P44">- SINUS-Milieus</text:p>
      <text:p text:style-name="P13"/>
      <text:p text:style-name="P23">Rechtsformen</text:p>
      <text:p text:style-name="P4">Einzelgesellschaft</text:p>
      <text:p text:style-name="P4">OHG (Offene Handelsgesellschaft)</text:p>
      <text:p text:style-name="P4">GmbH (Gesellschaft mit beschränkter Haft <text:s/>ung)</text:p>
      <text:p text:style-name="P4">AG (Aktiengesellschaft)</text:p>
      <text:p text:style-name="P13"/>
      <text:p text:style-name="P13"/>
      <text:p text:style-name="P26"/>
      <text:p text:style-name="P26"/>
      <text:p text:style-name="P26"/>
      <text:p text:style-name="P26">Marketing Mix</text:p>
      <text:p text:style-name="P26"/>
      <text:p text:style-name="P25">Produktpolitik</text:p>
      <text:p text:style-name="P24"/>
      <text:p text:style-name="P16">Im Mittelpunkt steht das Produkt selbst mit dem Produktlebenszyklus. Wichtig ist aber auch das gesamte Sortiment.</text:p>
      <text:p text:style-name="P16"/>
      <text:p text:style-name="P16">Aufgaben:</text:p>
      <text:p text:style-name="P5">- Produktgestaltung</text:p>
      <text:p text:style-name="P28">Produktkern:</text:p>
      <text:p text:style-name="P31">- Funktion</text:p>
      <text:p text:style-name="P31">- Eigenschaften</text:p>
      <text:p text:style-name="P28">Formales Produkt: </text:p>
      <text:p text:style-name="P32">- Name</text:p>
      <text:p text:style-name="P32">- Farbe</text:p>
      <text:p text:style-name="P32">- Form</text:p>
      <text:p text:style-name="P32">- Design</text:p>
      <text:p text:style-name="P32">- Haptik</text:p>
      <text:p text:style-name="P32">- Nachhaltigkeit</text:p>
      <text:p text:style-name="P32">- <text:span text:style-name="T1">Qualität</text:span></text:p>
      <text:p text:style-name="P28"><text:soft-page-break/>Erweitertes Produkt:</text:p>
      <text:p text:style-name="P31">- Schulung</text:p>
      <text:p text:style-name="P31">- Installation</text:p>
      <text:p text:style-name="P31">- Service &amp; Beratung</text:p>
      <text:p text:style-name="P31">- Lieferbedingungen</text:p>
      <text:p text:style-name="P31">- Garantieleistungen</text:p>
      <text:p text:style-name="P6">- <text:span text:style-name="T2">Servicegestaltung</text:span></text:p>
      <text:p text:style-name="P29">Alle Entscheidungen zum erweiterten Produkt z.B. Entscheidung über Länge der Garantie.</text:p>
      <text:p text:style-name="P7">- Sortimentsgestaltung</text:p>
      <text:p text:style-name="P29">Zusammenstellung des gesamten Produktangebotes eines Unternehmens.</text:p>
      <table:table table:name="Tabelle2" table:style-name="Tabelle2">
        <table:table-column table:style-name="Tabelle2.A"/>
        <table:table-column table:style-name="Tabelle2.B"/>
        <table:table-row table:style-name="TableLine94803314329872">
          <table:table-cell table:style-name="Tabelle2.A1" office:value-type="string">
            <text:p text:style-name="P39">Sortimentsbreite</text:p>
          </table:table-cell>
          <table:table-cell table:style-name="Tabelle2.B1" office:value-type="string">
            <text:p text:style-name="P39">Sortimentstiefe</text:p>
          </table:table-cell>
        </table:table-row>
        <table:table-row table:style-name="TableLine94803314383584">
          <table:table-cell table:style-name="Tabelle2.A2" office:value-type="string">
            <text:p text:style-name="P39">Anzahl der unterschiedlichen angebotenen Produktlinien</text:p>
          </table:table-cell>
          <table:table-cell table:style-name="Tabelle2.B2" office:value-type="string">
            <text:p text:style-name="P39">Anzahl der Produktvarianten innerhalb einer Produktlinie.</text:p>
          </table:table-cell>
        </table:table-row>
      </table:table>
      <text:p text:style-name="P29"/>
      <text:p text:style-name="P17">Entscheidungen in der Produktpolitik:</text:p>
      <text:p text:style-name="P7">1. <text:span text:style-name="T3">Produktinnovation</text:span>: Entwicklung und Einführung neuer Produkte</text:p>
      <text:p text:style-name="P7">2. <text:span text:style-name="T3">Produktvariation</text:span>: Veränderung und Verbesserung der Eigenschaften eines Produkts</text:p>
      <text:p text:style-name="P7">3. <text:span text:style-name="T3">Produktdifferenzierung</text:span>: Einführung neuer Produktvarianten</text:p>
      <text:p text:style-name="P7">4. <text:span text:style-name="T3">Produktdiversifikation</text:span>: Erweiterung des Sortiments</text:p>
      <text:p text:style-name="P7">5. <text:span text:style-name="T3">Produkteliminierung</text:span>: Entnahme aus dem Sortiment</text:p>
      <text:p text:style-name="P7"/>
      <text:p text:style-name="P18">Ziele der Produktpolitik:</text:p>
      <text:p text:style-name="P8">Vorstellungen und Anforderungen der Kunden ansprechen und übertreffen.</text:p>
      <text:p text:style-name="P8">Orientierung an übergeordneten Zielen (Gewinnmaximierung, Wachstum des Unternehmens, Steigerung des Marktanteils, Verbesserung des Images)</text:p>
      <text:p text:style-name="P16"/>
      <text:p text:style-name="P27"/>
      <text:p text:style-name="P25">Distributionspolitik</text:p>
      <text:p text:style-name="P9"/>
      <text:p text:style-name="P19">Wahl des Absatzweges:</text:p>
      <text:p text:style-name="P9">direkt: Produzent → Endkunde:</text:p>
      <text:p text:style-name="P30">- Tesla &amp; Apple/Flagstore</text:p>
      <text:p text:style-name="P30">- Restaurant</text:p>
      <text:p text:style-name="P30">- Energiekonzerne</text:p>
      <text:p text:style-name="P30">- Sales Spezialisten/Handelsvertreter</text:p>
      <text:p text:style-name="P30">- eigener Online-Shop</text:p>
      <text:p text:style-name="P30">- Fabrikverkauf</text:p>
      <text:p text:style-name="P30">- Hofläden (Landwirtschaft)</text:p>
      <text:p text:style-name="P30">- Outlet-Stores</text:p>
      <text:p text:style-name="P30">- Lieferdienste</text:p>
      <text:p text:style-name="P9">indirekt: Produzent → Absatzmittler → Endkunde</text:p>
      <text:p text:style-name="P30">- Apple über Saturn u.ä.</text:p>
      <text:p text:style-name="P30">- Supermärkte wie Edeka</text:p>
      <text:p text:style-name="P30">- Restaurantlieferungen</text:p>
      <text:p text:style-name="P30">- Online-Großhandel (Amazon Market Place)</text:p>
      <text:p text:style-name="P30">- Groß- und Einzelhandel</text:p>
      <text:p text:style-name="P30">- Online-Vermittler</text:p>
      <text:p text:style-name="P9"/>
      <text:p text:style-name="P9">Indirekt und direkter Absatzweg zusammen ist das Vertriebssystem.</text:p>
      <text:p text:style-name="P10"><text:soft-page-break/>Je indirekter der Absatzweg, desto schwieriger werden die Abstimmungsprozesse.</text:p>
      <text:p text:style-name="P19"/>
      <text:p text:style-name="P19"/>
      <text:p text:style-name="P19">Distributionslogistik:</text:p>
      <text:p text:style-name="P10">1. Auftragsabwicklung</text:p>
      <text:p text:style-name="P10">2. Lagerpolitik</text:p>
      <text:p text:style-name="P10">3. Transportpolitik</text:p>
      <text:p text:style-name="P10"/>
      <text:p text:style-name="P19">Ziel der Distributionspolitik:</text:p>
      <text:p text:style-name="P9">- Richtiges Produkt zum richtigen Zeitpunkt am richtigen Ort.</text:p>
      <text:p text:style-name="P9">- Kostenminimierung</text:p>
      <text:p text:style-name="P9">- Einflussnahme des Herstellers</text:p>
      <text:p text:style-name="P9">- Große Marktpräsenz</text:p>
      <text:p text:style-name="P15"/>
      <text:p text:style-name="P15"/>
      <text:p text:style-name="P25">Kommunikationspolitik</text:p>
      <text:p text:style-name="P20"/>
      <text:p text:style-name="P20">Die Kommunikationspolitik beinhaltet alle Maßnahmen zur Übermittlung von Zielen und Informationen inner- und außerhalb eines Unternehmens. Sie plant und steuert die Kommunikation zwischen dem Unternehmen und bestimmten Zielgruppen.</text:p>
      <text:p text:style-name="P20"/>
      <text:p text:style-name="P20">Public Relations (PR):</text:p>
      <text:p text:style-name="P11">- Werte des Unternehmens sollen vermittelt werden</text:p>
      <text:p text:style-name="P11">- möglichst positives Image</text:p>
      <text:p text:style-name="P11">- fokussiert sich auf das gesamte Unternehmen</text:p>
      <text:p text:style-name="P11"/>
      <text:p text:style-name="P20"/>
      <text:p text:style-name="P20">Werbung:</text:p>
      <text:p text:style-name="P11">- für jeden sichtbar</text:p>
      <text:p text:style-name="P11">- fokussiert sich (meist) auf ein Produkt</text:p>
      <text:p text:style-name="P11">- Massenkommunikation (z.B.: Werbung im Fernsehen)</text:p>
      <text:p text:style-name="P11">- Kaufgrund wird gegeben</text:p>
      <text:p text:style-name="P20"/>
      <text:p text:style-name="P24"/>
      <text:p text:style-name="P25">Preispolitik</text:p>
      <text:p text:style-name="P21"/>
      <text:p text:style-name="P21">Die Preispolitik ist die Festlegung des Preises. Sie sollte so geführt werden, dass Anreize geschaffen werden und Kunden das Produkt kaufen.</text:p>
      <text:p text:style-name="P21"/>
      <text:p text:style-name="P21">Ermittlung des Preises:</text:p>
      <text:p text:style-name="P12">- Konsumentenbefragung</text:p>
      <text:p text:style-name="P12">- Preisexperiment</text:p>
      <text:p text:style-name="P12">- konkurrenzorientierte Preisfindung</text:p>
      <text:p text:style-name="P12">- kostenorientierte Preisfindung</text:p>
      <text:p text:style-name="P21"/>
      <text:p text:style-name="P21">Preisstrategien:</text:p>
      <text:p text:style-name="P12">- Niedrigpreisstrategie</text:p>
      <text:p text:style-name="P12">- Hochpreisstrategie</text:p>
      <text:p text:style-name="P12">- Durchdringungstrategie</text:p>
      <text:p text:style-name="P12">- Abschöpfungsstrategie</text:p>
      <text:p text:style-name="P12"/>
      <text:p text:style-name="P21"><text:soft-page-break/></text:p>
      <table:table table:name="Tabelle3" table:style-name="Tabelle3">
        <table:table-column table:style-name="Tabelle3.A"/>
        <table:table-column table:style-name="Tabelle3.B"/>
        <table:table-row table:style-name="TableLine94803314438608">
          <table:table-cell table:style-name="Tabelle3.A1" office:value-type="string">
            <text:p text:style-name="P41">Variable Preise</text:p>
          </table:table-cell>
          <table:table-cell table:style-name="Tabelle3.B1" office:value-type="string">
            <text:p text:style-name="P41">Personalisierte Preise</text:p>
          </table:table-cell>
        </table:table-row>
        <table:table-row table:style-name="TableLine94803314282416">
          <table:table-cell table:style-name="Tabelle3.A2" office:value-type="string">
            <text:p text:style-name="P40">- Tankstelle/Kraftstoffe</text:p>
            <text:p text:style-name="P40">- Flugtickets</text:p>
            <text:p text:style-name="P40">- Aktienhandel</text:p>
            <text:p text:style-name="P40">- Währungen</text:p>
            <text:p text:style-name="P40">- Rohstoffe (Öl, Gas etc.)</text:p>
            <text:p text:style-name="P40">→ Edelmetalle</text:p>
            <text:p text:style-name="P40">- Online-Handel</text:p>
          </table:table-cell>
          <table:table-cell table:style-name="Tabelle3.B2" office:value-type="string">
            <text:p text:style-name="P33">- <text:span text:style-name="T4">Zahlungsmoral (Bonität) des Kunden</text:span></text:p>
            <text:p text:style-name="P40">→ schlechte Bonität → Vorkasse</text:p>
            <text:p text:style-name="P40">- Servicebedarf/Pflegebedürftigkeit</text:p>
            <text:p text:style-name="P40">- Wohnort</text:p>
            <text:p text:style-name="P40">- digitales Endgerät</text:p>
            <text:p text:style-name="P40">→ Smartphone → schnelle Buchung → kleinerer Preis</text:p>
            <text:p text:style-name="P34">- <text:span text:style-name="T4">Betriebssystem</text:span></text:p>
            <text:p text:style-name="P40">- Browserverlauf</text:p>
          </table:table-cell>
        </table:table-row>
      </table:table>
      <text:p text:style-name="P21"/>
      <text:p text:style-name="P14"/>
      <text:p text:style-name="P26">betrieblicher Leistungsprozess</text:p>
      <text:p text:style-name="P26"/>
      <text:p text:style-name="P49"><text:span text:style-name="T6">Der betriebliche Leistungsprozess wird durch wiederkehrende Aufgaben bestimmt unter diese zählen unter anderem Beschaffung, Produktion und Absatz.</text:span></text:p>
      <text:p text:style-name="P48"/>
      <text:p text:style-name="P14"><text:span text:style-name="T5">Beschaffung:</text:span></text:p>
      <text:p text:style-name="P48">Die Beschaffung steht am Beginn des betrieblichen Wertschöpfungsprozesses.</text:p>
      <text:p text:style-name="P48"/>
      <text:p text:style-name="P46">Aufgaben:</text:p>
      <text:p text:style-name="P43">Die Beschaffung ist dafür zuständig, dass Arbeitskräfte, Arbeitsmittel, Werkstoffe und Finanzmittel bereitstehen. Hierbei muss zwischen Qualität und Kostengünstigkeit und zwischen der Sicherung der Lieferfähigkeit und der Liquidität (Fähigkeit eines Unternehmens, seine Zahlungsverpflichtungen fristgerecht zu erfüllen) abgewogen werden.</text:p>
      <text:p text:style-name="P51">Es müssen also Produktionsfaktoren in richtiger Menge und Qualität am richtigen Zeitpunkt kostengünstig zur Verfügung stehen. Dabei wird in mehrere Kriterien aufgeteilt:</text:p>
      <text:p text:style-name="P51">1. <text:span text:style-name="T3">Qualitätssicherung</text:span></text:p>
      <text:p text:style-name="P51">2. <text:span text:style-name="T3">Kostengünstigkeit</text:span></text:p>
      <text:p text:style-name="P51">3. <text:span text:style-name="T3">Sicherung der Lieferfähigkeit</text:span></text:p>
      <text:p text:style-name="P51">4. <text:span text:style-name="T3">Liquiditätsziel (Zahlungsbereitschaft)</text:span></text:p>
      <text:p text:style-name="P51">5. <text:span text:style-name="T3">Zielkonflikte</text:span></text:p>
      <text:p text:style-name="P51">6. <text:span text:style-name="T3">Logistik</text:span></text:p>
      <text:p text:style-name="P52"/>
      <text:p text:style-name="P52">Aufgrund dessen, dass Lagerplätze mit hohen Kosten verbunden sind, sind viele Unternehmen zum Just-in-Sequence- und zum Just-in-Time-Prinzip gewechselt. Die beschafften Rohstoffe werden dabei nicht gelagert sondern direkt verbaut. Das Just-in-Sequence-Prinzip ist hierbei eine Steigerung, bei der die angelieferten Produkt direkt sortiert sind und ohne Weiteres verwendet werden können. Dies ist erst durch heutige Computersysteme möglich, da so eine deutlich einfachere Absprache gelingt.</text:p>
      <text:p text:style-name="P52"/>
      <text:p text:style-name="P52"/>
      <text:p text:style-name="P47"/>
      <text:p text:style-name="P51"/>
      <text:p text:style-name="P14"/>
      <text:p text:style-name="P26"><text:soft-page-break/>Rechtsformen</text:p>
      <text:p text:style-name="P26"/>
      <table:table table:name="Tabelle1" table:style-name="Tabelle1">
        <table:table-column table:style-name="Tabelle1.A"/>
        <table:table-column table:style-name="Tabelle1.B" table:number-columns-repeated="3"/>
        <table:table-column table:style-name="Tabelle1.E"/>
        <table:table-row table:style-name="TableLine94803314456896">
          <table:table-cell table:style-name="Tabelle1.A1" office:value-type="string">
            <text:p text:style-name="P35">Rechtsform</text:p>
          </table:table-cell>
          <table:table-cell table:style-name="Tabelle1.A1" office:value-type="string">
            <text:p text:style-name="P35">Aufbau/Leitungs- struktur</text:p>
          </table:table-cell>
          <table:table-cell table:style-name="Tabelle1.A1" office:value-type="string">
            <text:p text:style-name="P36">Mindesthöhe des Eigenkapitals</text:p>
          </table:table-cell>
          <table:table-cell table:style-name="Tabelle1.A1" office:value-type="string">
            <text:p text:style-name="P36">Unternehmensleitung</text:p>
          </table:table-cell>
          <table:table-cell table:style-name="Tabelle1.E1" office:value-type="string">
            <text:p text:style-name="P36">Haftung</text:p>
          </table:table-cell>
        </table:table-row>
        <table:table-row table:style-name="TableLine94803314479952">
          <table:table-cell table:style-name="Tabelle1.A2" office:value-type="string">
            <text:p text:style-name="P37">Einzelgesellschaft</text:p>
          </table:table-cell>
          <table:table-cell table:style-name="Tabelle1.A2" office:value-type="string">
            <text:p text:style-name="P37">Einzelne Person/Kaufmann</text:p>
          </table:table-cell>
          <table:table-cell table:style-name="Tabelle1.A2" office:value-type="string">
            <text:p text:style-name="P37">Wird bei wenig Kapitalbedarf gewählt</text:p>
          </table:table-cell>
          <table:table-cell table:style-name="Tabelle1.A2" office:value-type="string">
            <text:p text:style-name="P37">Kaufmann</text:p>
          </table:table-cell>
          <table:table-cell table:style-name="Tabelle1.E2" office:value-type="string">
            <text:p text:style-name="P37">Kaufmann haftet mit dem Vermögen des Unternehmens als auch mit dem Privat Vermögen (uneingeschränkte Haftung)</text:p>
          </table:table-cell>
        </table:table-row>
        <table:table-row table:style-name="TableLine94803314482368">
          <table:table-cell table:style-name="Tabelle1.A2" office:value-type="string">
            <text:p text:style-name="P37">OHG (Offene Handelsgesellschaft)</text:p>
          </table:table-cell>
          <table:table-cell table:style-name="Tabelle1.A2" office:value-type="string">
            <text:p text:style-name="P37">Alle Eigenkapitalgeber können die Geschäftsführung beanspruchen.</text:p>
          </table:table-cell>
          <table:table-cell table:style-name="Tabelle1.A2" office:value-type="string">
            <text:p text:style-name="P37">Keine Mindesthöhe</text:p>
          </table:table-cell>
          <table:table-cell table:style-name="Tabelle1.A2" office:value-type="string">
            <text:p text:style-name="P37">Alle Eigenkapitalgeber sind zur Wahrnehmung der Geschäftsführung berechtigt.</text:p>
          </table:table-cell>
          <table:table-cell table:style-name="Tabelle1.E2" office:value-type="string">
            <text:p text:style-name="P37">Gesellschafter haften mit dem Eigenvermögen (solidarische Haftung)</text:p>
          </table:table-cell>
        </table:table-row>
        <table:table-row table:style-name="TableLine94803314483344">
          <table:table-cell table:style-name="Tabelle1.A2" office:value-type="string">
            <text:p text:style-name="P37">GmbH (Gesellschaft mit beschränkter Haftung)</text:p>
          </table:table-cell>
          <table:table-cell table:style-name="Tabelle1.A2" office:value-type="string">
            <text:p text:style-name="P38">Aktien können nicht so einfach wie bei einer AG verkauft werden.</text:p>
            <text:p text:style-name="P38">Gesellschafter wählen Geschäftsführung</text:p>
          </table:table-cell>
          <table:table-cell table:style-name="Tabelle1.A2" office:value-type="string">
            <text:p text:style-name="P38">25.000€</text:p>
          </table:table-cell>
          <table:table-cell table:style-name="Tabelle1.A2" office:value-type="string">
            <text:p text:style-name="P38">Vorstand (kann durch den Aufsichtsrat reguliert werden)</text:p>
          </table:table-cell>
          <table:table-cell table:style-name="Tabelle1.E2" office:value-type="string">
            <text:p text:style-name="P38">Haftung der Aktionäre ist auf den Kaufpreis der Aktie beschränkt.</text:p>
          </table:table-cell>
        </table:table-row>
        <table:table-row table:style-name="TableLine94803314484608">
          <table:table-cell table:style-name="Tabelle1.A2" office:value-type="string">
            <text:p text:style-name="P37">AG (Aktiengesellschaft)</text:p>
          </table:table-cell>
          <table:table-cell table:style-name="Tabelle1.A2" office:value-type="string">
            <text:p text:style-name="P38">Kapitaleigentum bedeutet nicht die Unternehmensführung.</text:p>
            <text:p text:style-name="P38">Aktionäre wählen den Vorstand und den Aufsichtsrat.</text:p>
          </table:table-cell>
          <table:table-cell table:style-name="Tabelle1.A2" office:value-type="string">
            <text:p text:style-name="P38">50.000€</text:p>
          </table:table-cell>
          <table:table-cell table:style-name="Tabelle1.A2" office:value-type="string">
            <text:p text:style-name="P38">Vorstand reguliert durch Aufsichtsrat.</text:p>
          </table:table-cell>
          <table:table-cell table:style-name="Tabelle1.E2" office:value-type="string">
            <text:p text:style-name="P38">Haftung der Aktionäre ist auf den Kaufpreis der Aktie beschränkt.</text:p>
          </table:table-cell>
        </table:table-row>
      </table:table>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8T10:12:23.876828918</meta:creation-date>
    <dc:date>2021-12-19T14:03:48.150935546</dc:date>
    <meta:editing-duration>PT52M39S</meta:editing-duration>
    <meta:editing-cycles>14</meta:editing-cycles>
    <meta:generator>LibreOffice/6.4.7.2$Linux_X86_64 LibreOffice_project/40$Build-2</meta:generator>
    <meta:document-statistic meta:table-count="3" meta:image-count="0" meta:object-count="0" meta:page-count="5" meta:paragraph-count="169" meta:word-count="745" meta:character-count="6237" meta:non-whitespace-character-count="5659"/>
  </office:meta>
</office:document-meta>
</file>